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office:font-face-decls>
  <office:automatic-styles>
    <style:style style:name="P1" style:parent-style-name="Normal" style:master-page-name="MP0" style:family="paragraph">
      <style:paragraph-properties fo:break-before="page"/>
    </style:style>
    <style:style style:name="P2" style:parent-style-name="Normal" style:family="paragraph">
      <style:text-properties fo:language="en" fo:country="US"/>
    </style:style>
    <style:style style:name="P3" style:parent-style-name="Normal" style:family="paragraph">
      <style:text-properties fo:language="en" fo:country="US"/>
    </style:style>
    <style:style style:name="T4" style:parent-style-name="Policepardéfaut" style:family="text">
      <style:text-properties fo:language="en" fo:country="US"/>
    </style:style>
    <style:style style:name="P5" style:parent-style-name="Normal" style:family="paragraph">
      <style:text-properties fo:language="en" fo:country="US"/>
    </style:style>
    <style:style style:name="P6" style:parent-style-name="Normal" style:family="paragraph">
      <style:text-properties fo:language="en" fo:country="US"/>
    </style:style>
    <style:style style:name="P7" style:parent-style-name="Normal" style:family="paragraph">
      <style:text-properties fo:language="en" fo:country="US"/>
    </style:style>
    <style:style style:name="P8" style:parent-style-name="Normal" style:family="paragraph">
      <style:text-properties fo:language="en" fo:country="US"/>
    </style:style>
    <style:style style:name="P9" style:parent-style-name="Normal" style:family="paragraph">
      <style:text-properties fo:language="en" fo:country="US"/>
    </style:style>
    <style:style style:name="P10" style:parent-style-name="Normal" style:family="paragraph">
      <style:text-properties fo:language="en" fo:country="US"/>
    </style:style>
    <style:style style:name="P11" style:parent-style-name="Normal" style:family="paragraph">
      <style:text-properties fo:language="en" fo:country="US"/>
    </style:style>
    <style:style style:name="P12" style:parent-style-name="Normal" style:family="paragraph">
      <style:text-properties fo:language="en" fo:country="US"/>
    </style:style>
    <style:style style:name="P13" style:parent-style-name="Normal" style:family="paragraph">
      <style:text-properties fo:language="en" fo:country="US"/>
    </style:style>
    <style:style style:name="P14" style:parent-style-name="Normal" style:family="paragraph">
      <style:text-properties fo:language="en" fo:country="US"/>
    </style:style>
    <style:style style:name="P15" style:parent-style-name="Normal" style:family="paragraph">
      <style:text-properties fo:language="en" fo:country="US"/>
    </style:style>
    <style:style style:name="P16" style:parent-style-name="Normal" style:family="paragraph">
      <style:text-properties fo:language="en" fo:country="US"/>
    </style:style>
    <style:style style:name="P17" style:parent-style-name="Normal" style:family="paragraph">
      <style:text-properties fo:language="en" fo:country="US"/>
    </style:style>
    <style:style style:name="P18" style:parent-style-name="Normal" style:family="paragraph">
      <style:text-properties fo:language="en" fo:country="US"/>
    </style:style>
    <style:style style:name="P19" style:parent-style-name="Normal" style:family="paragraph">
      <style:text-properties fo:language="en" fo:country="US"/>
    </style:style>
    <style:style style:name="P20" style:parent-style-name="Normal" style:family="paragraph">
      <style:text-properties fo:language="en" fo:country="US"/>
    </style:style>
    <style:style style:name="P21" style:parent-style-name="Normal" style:family="paragraph">
      <style:text-properties fo:language="en" fo:country="US"/>
    </style:style>
    <style:style style:name="P22" style:parent-style-name="Normal" style:family="paragraph">
      <style:text-properties fo:language="en" fo:country="US"/>
    </style:style>
    <style:style style:name="P23" style:parent-style-name="Normal" style:family="paragraph">
      <style:text-properties fo:language="en" fo:country="US"/>
    </style:style>
    <style:style style:name="T24" style:parent-style-name="Policepardéfaut" style:family="text">
      <style:text-properties fo:language="en" fo:country="US"/>
    </style:style>
  </office:automatic-styles>
  <office:body>
    <office:text text:use-soft-page-breaks="true">
      <text:p text:style-name="P1">6. Connectez-vous à l'API Twitter</text:p>
      <text:p text:style-name="Normal">J'espère que vous êtes excité, parce que nous avons maintenant atteint le point où nous pouvons faire cet appel à Twitter !</text:p>
      <text:p text:style-name="Normal">Récapitulons. Nous avons<text:s/>...</text:p>
      <text:p text:style-name="Normal">Téléchargé le wrapper PHP et votre fichier PHP de test à un répertoire / dossier sur votre site</text:p>
      <text:p text:style-name="Normal">Inclus le script wrapper PHP au début de votre script PHP de test</text:p>
      <text:p text:style-name="Normal">Définissez vos jetons d'accès dans le tableau des paramètres de $</text:p>
      <text:p text:style-name="Normal">Définissez l'URL de la<text:s/>requête de l'API</text:p>
      <text:p text:style-name="Normal">Définissez la méthode HTTP pour la requête GET</text:p>
      <text:p text:style-name="Normal">Réglez les bits d'informations supplémentaires que Twitter a besoin pour la demande (nom d'écran et compter) dans la chaîne $ getfield</text:p>
      <text:p text:style-name="Normal">Maintenant, nous devons faire l'appel en utilisant le PHP Twitter Wrapper . Pour ce faire et à la sortie, nous évoquons la classe TwitterAPIExchange avec les jetons d'accès et lui donne tous les bits d'informations supplémentaires ($ getField , $ url et $ requestMethod ) ...</text:p>
      <text:p text:style-name="P2">$twitter = new TwitterAPIExchange($settings);</text:p>
      <text:p text:style-name="P3">echo $twitter-&gt;setGetfield($getfield)</text:p>
      <text:p text:style-name="Normal"><text:span text:style-name="T4"><text:s text:c="13"/></text:span>-&gt;buildOauth($url, $requestMethod)</text:p>
      <text:p text:style-name="Normal"><text:s text:c="13"/>-&gt;performRequest();</text:p>
      <text:p text:style-name="Normal"/>
      <text:p text:style-name="Normal"/>
      <text:p text:style-name="Normal">Si vous exécutez ce fichier à partir de votre navigateur, vous verrez la demande de Twitter. Il est dans un format appelé<text:s/>JSON. Ne vous inquiétez pas à ce sujet pour l’instant - la chose principale est que nous ayons l’information.</text:p>
      <text:p text:style-name="Normal">Voici le code que nous avons jusqu'à présent. Sentez-vous libre, de copier, télécharger et exécuter.</text:p>
      <text:p text:style-name="P5">&lt;?php</text:p>
      <text:p text:style-name="P6">require_once('TwitterAPIExchange.php');</text:p>
      <text:p text:style-name="P7"><text:s/></text:p>
      <text:p text:style-name="P8">/** Set access tokens here - see: https://dev.twitter.com/apps/ **/</text:p>
      <text:p text:style-name="P9">$settings = array(</text:p>
      <text:p text:style-name="P10"><text:s text:c="4"/>'oauth_access_token' =&gt;<text:s/>"YOUR_OAUTH_ACCESS_TOKEN",</text:p>
      <text:soft-page-break/>
      <text:p text:style-name="P11"><text:s text:c="4"/>'oauth_access_token_secret' =&gt; "YOUR_OAUTH_ACCESS_TOKEN_SECRET",</text:p>
      <text:p text:style-name="P12"><text:s text:c="4"/>'consumer_key' =&gt; "YOUR_CONSUMER_KEY",</text:p>
      <text:p text:style-name="P13"><text:s text:c="4"/>'consumer_secret' =&gt; "YOUR_CONSUMER_SECRET"</text:p>
      <text:p text:style-name="P14">);</text:p>
      <text:p text:style-name="P15"><text:s/></text:p>
      <text:p text:style-name="P16">$url = "https://api.twitter.com/1.1/statuses/user_timeline.json";</text:p>
      <text:p text:style-name="P17"><text:s/></text:p>
      <text:p text:style-name="P18">$requestMethod = "GET";</text:p>
      <text:p text:style-name="P19"><text:s/></text:p>
      <text:p text:style-name="P20">$getfield = '?screen_name=iagdotme&amp;count=20';</text:p>
      <text:p text:style-name="P21"><text:s/></text:p>
      <text:p text:style-name="P22">$twitter = new TwitterAPIExchange($settings);</text:p>
      <text:p text:style-name="P23">echo $twitter-&gt;setGetfield($getfield)</text:p>
      <text:p text:style-name="Normal"><text:span text:style-name="T24"><text:s text:c="13"/></text:span>-&gt;buildOauth($url, $requestMethod)</text:p>
      <text:p text:style-name="Normal"><text:s text:c="13"/>-&gt;performRequest();</text:p>
      <text:p text:style-name="Normal">?&gt;</text:p>
      <text:p text:style-name="Normal">Vous pouvez voir un exemple de la sortie ici (s'il vous plaît noter ceci est juste un cache de la sortie, car je ne veux pas faire un appel d' API à chaque fois que quelqu'un regarde le fichier ) .</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388in" fo:line-height="11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Policepardéfaut" style:display-name="Police par défau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Samir</meta:initial-creator>
    <dc:creator>Samir</dc:creator>
    <meta:creation-date>2016-07-16T18:19:00Z</meta:creation-date>
    <dc:date>2016-07-16T19:16:00Z</dc:date>
    <meta:template xlink:href="Normal.dotm" xlink:type="simple"/>
    <meta:editing-cycles>6</meta:editing-cycles>
    <meta:editing-duration>PT300S</meta:editing-duration>
    <meta:document-statistic meta:page-count="2" meta:paragraph-count="4" meta:word-count="350" meta:character-count="2272" meta:row-count="16" meta:non-whitespace-character-count="1926"/>
  </office:meta>
</office:document-meta>
</file>